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125cm"/>
    </style:style>
    <style:style style:name="co3" style:family="table-column">
      <style:table-column-properties fo:break-before="auto" style:column-width="10.987cm"/>
    </style:style>
    <style:style style:name="co4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star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2">
          <table:table-cell table:style-name="ce1" office:value-type="string">
            <text:p>2. Exercise #2 : Writing test scenarios - 30 minute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reate test cases for a mobile app(for reference you can use shazam app, the song discovery feature, sharing the song through social media apps &amp; lyrics being displayed on the device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here include elements like priority of considered tests (prioritization - most important tests are done first - slide 11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- acceptance data (slide 11)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- think of acceptance criteria, coverage criteria (slide 11)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- consider everything :)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5" office:value-type="string">
            <text:p>Acceptance criteria:</text:p>
          </table:table-cell>
          <table:table-cell table:number-columns-repeated="1023"/>
        </table:table-row>
        <table:table-row table:style-name="ro7">
          <table:table-cell table:style-name="ce6" office:value-type="string">
            <text:p>As a new user I should be able to use Shazam even if I'm not logged in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On first use, tap shazam button asks permision to record audio/ tap photo-&gt; permision to take pictures and record videos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After the song was recognized, its name and artist are displayed, as well as play button so the user can reproduce it</text:p>
          </table:table-cell>
          <table:table-cell table:number-columns-repeated="1023"/>
        </table:table-row>
        <table:table-row table:style-name="ro7">
          <table:table-cell table:style-name="ce6" office:value-type="string">
            <text:p>If the song is not recognized in a defined amount of time, a message is displayed 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tap on lyrics during playing displays the lyrics in real time of playing the song with the option to see "full lyrics"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Tap on share button opens a popup with the options of sharing choosen from the installed apps on the device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After the app is choosen a share link with the song is generated in the respective ap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9">
          <table:table-cell table:style-name="ce7" office:value-type="string">
            <text:p>Test cases:</text:p>
          </table:table-cell>
          <table:table-cell table:style-name="ce6"/>
          <table:table-cell table:style-name="ce9" office:value-type="string">
            <text:p>Priority</text:p>
          </table:table-cell>
          <table:table-cell table:number-columns-repeated="1021"/>
        </table:table-row>
        <table:table-row table:style-name="ro10">
          <table:table-cell table:style-name="ce6" office:value-type="string">
            <text:p>TC1</text:p>
          </table:table-cell>
          <table:table-cell table:style-name="ce6" office:value-type="string">
            <text:p>Opening the app</text:p>
            <text:p>Preconditions-&gt; installed app, not logged in user</text:p>
            <text:p>Tap on the application icon on the screen/ menu of the device</text:p>
            <text:p>The app is openned in the main screen with shazam button active and clickable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11">
          <table:table-cell table:style-name="ce6" office:value-type="string">
            <text:p>TC2</text:p>
          </table:table-cell>
          <table:table-cell table:style-name="ce6" office:value-type="string">
            <text:p>Tap Shazam Button:</text:p>
            <text:p>The app pops up a message asking permition to record audio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11">
          <table:table-cell table:style-name="ce6" office:value-type="string">
            <text:p>TC3</text:p>
          </table:table-cell>
          <table:table-cell table:style-name="ce6" office:value-type="string">
            <text:p>App normal use:</text:p>
            <text:p>Tap Shazam Button starts song recognition function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4</text:p>
          </table:table-cell>
          <table:table-cell table:style-name="ce6" office:value-type="string">
            <text:p>A message is displayed if the song wasn't recognized 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11">
          <table:table-cell table:style-name="ce6" office:value-type="string">
            <text:p>TC5</text:p>
          </table:table-cell>
          <table:table-cell table:style-name="ce6" office:value-type="string">
            <text:p>In case of successful song recognition its details like song name and artist are displayed on the screen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6</text:p>
          </table:table-cell>
          <table:table-cell table:style-name="ce6" office:value-type="string">
            <text:p>Clicking on the Share button opens the available apps menu</text:p>
          </table:table-cell>
          <table:table-cell table:style-name="ce6" office:value-type="string">
            <text:p>P2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7</text:p>
          </table:table-cell>
          <table:table-cell table:style-name="ce6" office:value-type="string">
            <text:p>Share button is available in the upper menu</text:p>
          </table:table-cell>
          <table:table-cell table:style-name="ce6" office:value-type="string">
            <text:p>P2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8</text:p>
          </table:table-cell>
          <table:table-cell table:style-name="ce6" office:value-type="string">
            <text:p>Share option is availabe in the 'more options' menu</text:p>
          </table:table-cell>
          <table:table-cell table:style-name="ce6" office:value-type="string">
            <text:p>P2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9</text:p>
          </table:table-cell>
          <table:table-cell table:style-name="ce6" office:value-type="string">
            <text:p>After tapping the play button the song is reproduced </text:p>
          </table:table-cell>
          <table:table-cell table:style-name="ce6" office:value-type="string">
            <text:p>P1</text:p>
          </table:table-cell>
          <table:table-cell table:number-columns-repeated="1021"/>
        </table:table-row>
        <table:table-row table:style-name="ro11">
          <table:table-cell table:style-name="ce6" office:value-type="string">
            <text:p>TC10</text:p>
          </table:table-cell>
          <table:table-cell table:style-name="ce6" office:value-type="string">
            <text:p>Tapping the Lyrics tab displays the lyrics in the real time, as the song is played</text:p>
          </table:table-cell>
          <table:table-cell table:style-name="ce6" office:value-type="string">
            <text:p>P2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TC11</text:p>
          </table:table-cell>
          <table:table-cell table:style-name="ce6" office:value-type="string">
            <text:p>Tapping 'See full lyrics' shows the full song lyrics</text:p>
          </table:table-cell>
          <table:table-cell table:style-name="ce6" office:value-type="string">
            <text:p>P2</text:p>
          </table:table-cell>
          <table:table-cell table:number-columns-repeated="1021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22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51S</meta:editing-duration>
    <meta:editing-cycles>7</meta:editing-cycles>
    <meta:generator>OpenOffice/4.1.5$Win32 OpenOffice.org_project/415m1$Build-9789</meta:generator>
    <dc:date>2019-04-15T22:03:31.98</dc:date>
    <dc:creator>Tatiana Rusu</dc:creator>
    <meta:document-statistic meta:table-count="3" meta:cell-count="4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